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6000002589F9188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Bookman L" svg:font-family="'URW Bookman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40pt" fo:font-weight="bold" officeooo:rsid="0017ca64" officeooo:paragraph-rsid="001bf255" style:font-size-asian="35pt" style:font-weight-asian="bold" style:font-size-complex="40pt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size="120pt" fo:font-weight="bold" officeooo:rsid="0017ca64" officeooo:paragraph-rsid="001bf255" style:font-size-asian="120pt" style:font-weight-asian="bold" style:font-size-complex="120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style:font-name="DejaVu Serif" fo:font-size="180pt" fo:font-style="italic" style:text-underline-style="none" fo:font-weight="bold" officeooo:rsid="001bf255" officeooo:paragraph-rsid="001bf255" style:font-size-asian="180pt" style:font-style-asian="italic" style:font-weight-asian="bold" style:font-size-complex="180pt" style:font-style-complex="italic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RESSORA</text:p>
      <text:p text:style-name="P1"/>
      <text:p text:style-name="P3"><draw:frame draw:style-name="fr1" draw:name="Figura2" text:anchor-type="paragraph" svg:x="15.272cm" svg:y="9.846cm" svg:width="7.456cm" svg:height="9.25cm" draw:z-index="0"><draw:image xlink:href="Pictures/10000201000001B6000002589F918852.png" xlink:type="simple" xlink:show="embed" xlink:actuate="onLoad"/></draw:frame>Gal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RW Bookman L" svg:font-family="'URW Bookman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08:25:40.051588377</meta:creation-date>
    <meta:print-date>2015-01-06T08:32:42.755519600</meta:print-date>
    <dc:date>2015-03-01T22:41:11.779687163</dc:date>
    <meta:editing-duration>PT2H50M57S</meta:editing-duration>
    <meta:editing-cycles>6</meta:editing-cycles>
    <meta:generator>LibreOffice/4.3.3.2$Linux_X86_64 LibreOffice_project/430m0$Build-2</meta:generator>
    <dc:creator>Gustavo </dc:creator>
    <meta:document-statistic meta:table-count="0" meta:image-count="1" meta:object-count="0" meta:page-count="1" meta:paragraph-count="2" meta:word-count="2" meta:character-count="16" meta:non-whitespace-character-count="16"/>
  </office:meta>
</office:document-meta>
</file>